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1.872in"/>
    </style:style>
    <style:style style:name="co4" style:family="table-column">
      <style:table-column-properties fo:break-before="auto" style:column-width="1.6465in"/>
    </style:style>
    <style:style style:name="co5" style:family="table-column">
      <style:table-column-properties fo:break-before="auto" style:column-width="0.4299in"/>
    </style:style>
    <style:style style:name="co7" style:family="table-column">
      <style:table-column-properties fo:break-before="auto" style:column-width="0.516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6319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style:font-size-asian="10pt" style:font-weight-asian="normal" style:font-size-complex="10pt"/>
    </style:style>
    <style:style style:name="ce3" style:family="table-cell" style:parent-style-name="Default">
      <style:table-cell-properties fo:border="0.0008in solid #000000"/>
      <style:text-properties fo:font-size="10pt" style:font-size-asian="10pt" style:font-weight-asian="normal" style:font-size-complex="10pt"/>
    </style:style>
    <style:style style:name="ce4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glyph-orientation-vertical="0" fo:border="0.0008in solid #000000" style:direction="ltr"/>
      <style:text-properties fo:font-size="9pt" style:font-size-asian="9pt" style:font-weight-asian="normal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4" table:default-cell-style-name="ce3"/>
        <table:table-column table:style-name="co6" table:number-columns-repeated="1018" table:default-cell-style-name="ce3"/>
        <table:table-row table:style-name="ro3">
          <table:table-cell table:style-name="ce1"/>
          <table:table-cell office:value-type="string">
            <text:p>以下监控记录数据全部存储在218.30.115.72:6378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/>
          <table:table-cell office:value-type="string">
            <text:p>V1.0 2012年11月30日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1.1 2012年11月30日 22:33分 修改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类静态数据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ey</text:p>
          </table:table-cell>
          <table:table-cell office:value-type="string">
            <text:p>说明</text:p>
          </table:table-cell>
          <table:table-cell office:value-type="string">
            <text:p>db</text:p>
          </table:table-cell>
          <table:table-cell office:value-type="string">
            <text:p>type</text:p>
          </table:table-cell>
          <table:table-cell office:value-type="string">
            <text:p>sample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erver_list</text:p>
          </table:table-cell>
          <table:table-cell office:value-type="string">
            <text:p>受监控的redis列表</text:p>
          </table:table-cell>
          <table:table-cell office:value-type="string">
            <text:p>db0</text:p>
          </table:table-cell>
          <table:table-cell office:value-type="string">
            <text:p>sets</text:p>
          </table:table-cell>
          <table:table-cell office:value-type="string">
            <text:p>1) "218.30.115.72 46380"</text:p>
            <text:p>2) "218.30.115.72 46379"</text:p>
            <text:p/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nnected_clients</text:p>
          </table:table-cell>
          <table:table-cell office:value-type="string">
            <text:p>连接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edis_git_sha1</text:p>
          </table:table-cell>
          <table:table-cell office:value-type="string">
            <text:p>Git提交时的sha1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db_last_save_time</text:p>
          </table:table-cell>
          <table:table-cell office:value-type="string">
            <text:p>最近一次rdb时间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keyspace_misses</text:p>
          </table:table-cell>
          <table:table-cell office:value-type="string">
            <text:p>miss个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sed_memory</text:p>
          </table:table-cell>
          <table:table-cell office:value-type="string">
            <text:p>内存使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ed_memory_peak</text:p>
          </table:table-cell>
          <table:table-cell office:value-type="string">
            <text:p>内存使用峰值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used_memory_lua</text:p>
          </table:table-cell>
          <table:table-cell office:value-type="string">
            <text:p>Lua占用内存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rocess_id</text:p>
          </table:table-cell>
          <table:table-cell office:value-type="string">
            <text:p>pid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5">
          <table:table-cell office:value-type="float" office:value="10">
            <text:p>10</text:p>
          </table:table-cell>
          <table:table-cell table:style-name="ce2" office:value-type="string">
            <text:p>tcp_port</text:p>
          </table:table-cell>
          <table:table-cell office:value-type="string">
            <text:p>port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office:value-type="string">
            <text:p>1) "218.30.115.72:46380"</text:p>
            <text:p>2) "46380"</text:p>
            <text:p>3) "218.30.115.72:46379"</text:p>
            <text:p>4) "46379"</text:p>
            <text:p/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em_fragmentation_ratio</text:p>
          </table:table-cell>
          <table:table-cell office:value-type="string">
            <text:p>内存碎片率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eyspace_hits</text:p>
          </table:table-cell>
          <table:table-cell office:value-type="string">
            <text:p>命中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expired_keys</text:p>
          </table:table-cell>
          <table:table-cell office:value-type="string">
            <text:p>过期的key的个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total_connections_received</text:p>
          </table:table-cell>
          <table:table-cell office:value-type="string">
            <text:p>共有多少次连接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office:value-type="string">
            <text:p>1) "218.30.115.72:46380"</text:p>
            <text:p>2) "245414"</text:p>
            <text:p>3) "218.30.115.72:46379"</text:p>
            <text:p>4) "21253"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rch_bits</text:p>
          </table:table-cell>
          <table:table-cell office:value-type="string">
            <text:p>os位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ole</text:p>
          </table:table-cell>
          <table:table-cell office:value-type="string">
            <text:p>master/salve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gcc_version</text:p>
          </table:table-cell>
          <table:table-cell office:value-type="string">
            <text:p>gcc版本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used_cpu_user</text:p>
          </table:table-cell>
          <table:table-cell office:value-type="string">
            <text:p>用户空间cpu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used_cpu_sys</text:p>
          </table:table-cell>
          <table:table-cell office:value-type="string">
            <text:p>系统空间cpu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uptime_in_seconds</text:p>
          </table:table-cell>
          <table:table-cell office:value-type="string">
            <text:p>运行时间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LL</text:p>
          </table:table-cell>
          <table:table-cell office:value-type="string">
            <text:p>Info命令全信息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uptime_in_days</text:p>
          </table:table-cell>
          <table:table-cell office:value-type="string">
            <text:p>运行时间(天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ultiplexing_api</text:p>
          </table:table-cell>
          <table:table-cell office:value-type="string">
            <text:p>网络接口epoll select 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otal_commands_processed</text:p>
          </table:table-cell>
          <table:table-cell office:value-type="string">
            <text:p>共处理过多少条命令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edis_version</text:p>
          </table:table-cell>
          <table:table-cell office:value-type="string">
            <text:p>reids version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used_cpu_user_children</text:p>
          </table:table-cell>
          <table:table-cell office:value-type="string">
            <text:p>子进程cpu user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used_cpu_sys_children</text:p>
          </table:table-cell>
          <table:table-cell office:value-type="string">
            <text:p>子进程cpu sys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em_allocator</text:p>
          </table:table-cell>
          <table:table-cell office:value-type="string">
            <text:p>内存分配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onnected_slaves</text:p>
          </table:table-cell>
          <table:table-cell office:value-type="string">
            <text:p>多少个slave连接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of_enabled</text:p>
          </table:table-cell>
          <table:table-cell office:value-type="string">
            <text:p>aof功能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sed_memory_rss</text:p>
          </table:table-cell>
          <table:table-cell office:value-type="string">
            <text:p>物理内存占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un_id</text:p>
          </table:table-cell>
          <table:table-cell office:value-type="string">
            <text:p>run id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os</text:p>
          </table:table-cell>
          <table:table-cell office:value-type="string">
            <text:p>系统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动态数据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) 数据每10秒更新一次,存储空间有限,暂时只保留7天的数据.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2)每个db均为专用,如db2专门存储各redis的 total_connections_received 数据</text:p>
          </table:table-cell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>
            <text:p>构建cpu使用率曲线等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b</text:p>
          </table:table-cell>
          <table:table-cell table:style-name="Default" office:value-type="string">
            <text:p>存储信息说明</text:p>
          </table:table-cell>
          <table:table-cell table:style-name="Default" office:value-type="string">
            <text:p>keys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7">
          <table:table-cell table:style-name="ce3" office:value-type="string">
            <text:p>db2</text:p>
          </table:table-cell>
          <table:table-cell office:value-type="string">
            <text:p>total_connections_received</text:p>
          </table:table-cell>
          <table:table-cell office:value-type="string">
            <text:p>1) "218.30.115.72:46379"</text:p>
            <text:p>2) "218.30.115.72:46380”</text:p>
          </table:table-cell>
          <table:table-cell office:value-type="string">
            <text:p>sorted</text:p>
            <text:p>Set</text:p>
          </table:table-cell>
          <table:table-cell table:style-name="ce5" office:value-type="string">
            <text:p><text:span text:style-name="T1">“</text:span><text:span text:style-name="T1">zrangebyscore </text:span><text:span text:style-name="T2">218.30.115.72:46379</text:span><text:span text:style-name="T1"> </text:span></text:p>
            <text:p><text:span text:style-name="T1"><text:s/></text:span><text:span text:style-name="T1">t1 t2 withscores”</text:span></text:p>
            <text:p><text:span text:style-name="T1">即得到两个时刻间的连接个数</text:span></text:p>
          </table:table-cell>
          <table:table-cell table:style-name="Default"/>
          <table:table-cell table:number-columns-repeated="1018"/>
        </table:table-row>
        <table:table-row table:style-name="ro8">
          <table:table-cell office:value-type="string">
            <text:p>db3</text:p>
          </table:table-cell>
          <table:table-cell office:value-type="string">
            <text:p>used_cpu_user</text:p>
          </table:table-cell>
          <table:table-cell/>
          <table:table-cell office:value-type="string">
            <text:p>sorted</text:p>
            <text:p>Set</text:p>
          </table:table-cell>
          <table:table-cell office:value-type="string">
            <text:p>同上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8">
          <table:table-cell office:value-type="string">
            <text:p>db4</text:p>
          </table:table-cell>
          <table:table-cell office:value-type="string">
            <text:p>used_cpu_sys</text:p>
          </table:table-cell>
          <table:table-cell/>
          <table:table-cell office:value-type="string">
            <text:p>sorted</text:p>
            <text:p>Set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8">
          <table:table-cell office:value-type="string">
            <text:p>db5</text:p>
          </table:table-cell>
          <table:table-cell office:value-type="string">
            <text:p>used_memory</text:p>
          </table:table-cell>
          <table:table-cell/>
          <table:table-cell office:value-type="string">
            <text:p>sorted</text:p>
            <text:p>Set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8">
          <table:table-cell office:value-type="string">
            <text:p>db6</text:p>
          </table:table-cell>
          <table:table-cell office:value-type="string">
            <text:p>used_memory_rss</text:p>
          </table:table-cell>
          <table:table-cell/>
          <table:table-cell office:value-type="string">
            <text:p>sorted</text:p>
            <text:p>Set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8">
          <table:table-cell office:value-type="string">
            <text:p>db7</text:p>
          </table:table-cell>
          <table:table-cell office:value-type="string">
            <text:p>used_memory_peak</text:p>
          </table:table-cell>
          <table:table-cell/>
          <table:table-cell office:value-type="string">
            <text:p>sorted</text:p>
            <text:p>Set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目前受监控的redis服务器有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1) "rm8041.mars.grid.sina.com.cn 8041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2) "rs8043.mars.grid.sina.com.cn 8043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3) "rm8043.mars.grid.sina.com.cn 8043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4) "rs8037.mars.grid.sina.com.cn 8037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5) "rm8037.mars.grid.sina.com.cn 8037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6) "rs8036.mars.grid.sina.com.cn 8036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7) "rm8036.mars.grid.sina.com.cn 8036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8) "rs8045.mars.grid.sina.com.cn 8045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9) "rm8045.mars.grid.sina.com.cn 8045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0) "rs8044.mars.grid.sina.com.cn 8044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1) "rm8044.mars.grid.sina.com.cn 8044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2) "rm8044.mars.grid.sina.com.cn 8044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14) "218.30.115.72 46380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5) "218.30.115.72 46379"</text:p>
          </table:table-cell>
          <table:table-cell table:number-columns-repeated="1022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008in solid #000000" fo:padding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11/30/2012</text:date>, <text:time>22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shunli </meta:initial-creator>
    <meta:creation-date>2012-11-30T10:07:19</meta:creation-date>
    <dc:date>2012-11-30T22:39:38</dc:date>
    <dc:creator>doushunli </dc:creator>
    <meta:editing-duration>PT6H33M22S</meta:editing-duration>
    <meta:editing-cycles>104</meta:editing-cycles>
    <meta:generator>OpenOffice.org/3.3$Linux OpenOffice.org_project/330m20$Build-9567</meta:generator>
    <meta:document-statistic meta:table-count="3" meta:cell-count="226" meta:object-count="0"/>
  </office:meta>
</office:document-meta>
</file>